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a xlink:type="simple" xlink:href="http://en.wikipedia.org/wiki/Deposit_account">Deposit</text:a> Account Guide</text:p>
      <text:p text:style-name="P2"/>
      <text:p text:style-name="P4">Summary</text:p>
      <text:p text:style-name="Standard"/>
      <text:p text:style-name="Standard">A deposit account is a current account at a banking institution that allows money to be deposited and withdrawn by the account holder, with the transactions and resulting balance being recorded on the bank's books. Some banks charge a fee for this service, while others may pay the customer interest on the funds deposited.</text:p>
      <text:p text:style-name="Standard"/>
      <text:p text:style-name="Standard">The account holder retains rights to have their funds repaid on demand, although restrictions placed on access depend upon the terms and conditions of the account and the provider. The customer may or may not be able to pay the funds in the account by cheque, internet banking, EFTPOS or other channels depending on those provided by the bank and offered or activated in respect of the account.</text:p>
      <text:p text:style-name="Standard"/>
      <text:p text:style-name="Standard">The banking terms "deposit" and "withdrawal" actually tend to obscure the economic substance and legal essence of transactions in a deposit account. From a legal and financial accounting standpoint -- and as counter-intuitive as it may seem -- the term deposit is actually used by the banking industry in financial statements to describe the liability owed by the bank to its depositor, and not the funds (whether cash or checks) themselves, which are shown an asset of the bank. For example, a depositor opening a checking account at a bank in the United States with $100 in currency surrenders legal title to the $100 in cash, which becomes an asset of the bank. On the bank's books, the bank debits its "currency and coin on hand" account for the $100 in cash, and credits a liability account (called a "demand deposit" account, "checking" account, etc.) for an equal amount. (See Double-entry bookkeeping system.) In the audited financial statements of the bank, on the balance sheet, the $100 in currency would be shown as an asset of the bank on the left side of the balance sheet, and the deposit account would be shown as a liability owed by the bank to its customer, on the right side of the balance sheet. The bank's financial statement reflects the economic substance of the transaction -- which is that the bank has actually borrowed $100 from its depositor and has contractually obliged itself to repay the customer according to the terms of the demand deposit account agreement. To offset this deposit liability, the bank now owns the actual, physical funds deposited, and shows those funds as an asset of the bank.</text:p>
      <text:p text:style-name="Standard"/>
      <text:p text:style-name="Standard">Typically, an account provider will not hold the entire sum in reserve, but will loan the money out at interest to other clients, in a process known as fractional-reserve banking. It is this process which allows providers to pay out interest on deposits.</text:p>
      <text:p text:style-name="Standard"/>
      <text:p text:style-name="Standard">By transferring the ownership of deposits from one party to another, they can replace physical cash as a method of payment. In fact, deposits account for most of the "money supply" in use today. For example, if a bank in the United States makes a loan to a customer by "depositing" the loan proceeds in the customer's checking account, the bank typically accounts for this event by debiting an asset account on the bank's books (called loans receivable or some similar name) and credits the deposit liability or checking account of the customer on the bank's books. From an economic standpoint, the bank has essentially created "economic money" (although obviously not legal tender). The customer's checking account balance has no "dollar bills" in it, as a demand deposit account is simply a liability owed by the bank to its customer. In this way, commercial banks are allowed to increase the money supply (without printing currency, or legal tender).</text:p>
      <text:p text:style-name="Standard"/>
      <text:p text:style-name="P5">Types of deposit account</text:p>
      <text:list text:style-name="L1">
        <text:list-item>
          <text:p text:style-name="P6"><text:a xlink:type="simple" xlink:href="http://en.wikipedia.org/wiki/Demand_account">Demand account</text:a></text:p>
        </text:list-item>
        <text:list-item>
          <text:p text:style-name="P6"><text:a xlink:type="simple" xlink:href="http://en.wikipedia.org/wiki/Savings_deposit">Savings deposit</text:a></text:p>
        </text:list-item>
        <text:list-item>
          <text:p text:style-name="P6"><text:a xlink:type="simple" xlink:href="http://en.wikipedia.org/wiki/Time_deposit">Time deposit</text:a></text:p>
        </text:list-item>
      </text:list>
      <text:p text:style-name="Standard"/>
      <text:p text:style-name="Standard">1. A transactional account is a deposit account held at a bank or other financial institution, for the purpose of securely and quickly providing frequent access to funds on demand, through a variety of different channels. Because money is available on demand these accounts are also referred to as demand accounts or demand deposit accounts.</text:p>
      <text:p text:style-name="Standard"/>
      <text:p text:style-name="Standard">2. Savings accounts are accounts maintained by commercial banks, savings and loan associations, credit unions, and mutual savings banks that pay interest but can not be used directly as money (by, for example, writing a cheque). These accounts let customers set aside a portion of their liquid assets that could be used to make purchases while earning a monetary return.</text:p>
      <text:p text:style-name="Standard"/>
      <text:p text:style-name="Standard">3. A time deposit (also known as a term deposit, particularly in Canada, Australia and New Zealand) is a money deposit at a banking institution that cannot be withdrawn for a certain "term" or period of time. When the term is over it can be withdrawn or it can be held for another term. Generally speaking, the longer the term the better the yield on the money. A certificate of deposit is a time-deposit product.</text:p>
      <text:p text:style-name="Standard">The opposite is a sight deposit which can be withdrawn at any time.</text:p>
      <text:p text:style-name="Standard">A deposit of funds in a savings institution is made under an agreement stipulating that (a) the funds must be kept on deposit for a stated period of time, or (b) the institution may require a minimum period of notification before a withdrawal is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12-05T01:54:51</meta:creation-date>
    <dc:creator>Max Korenkov</dc:creator>
    <dc:date>2007-12-05T02:32:42</dc:date>
    <dc:language>en-US</dc:language>
    <meta:editing-cycles>3</meta:editing-cycles>
    <meta:editing-duration>PT17M17S</meta:editing-duration>
    <meta:user-defined meta:name="Info 1"/>
    <meta:user-defined meta:name="Info 2"/>
    <meta:user-defined meta:name="Info 3"/>
    <meta:user-defined meta:name="Info 4"/>
    <meta:document-statistic meta:table-count="0" meta:image-count="0" meta:object-count="0" meta:page-count="2" meta:paragraph-count="16" meta:word-count="864" meta:character-count="5088"/>
  </office:meta>
</office:document-meta>
</file>